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 table:number-rows-repeated="8">
          <table:table-cell table:style-name="Default" table:number-columns-repeated="5"/>
        </table:table-row>
        <table:table-row table:style-name="ro1">
          <table:table-cell table:style-name="Default" office:value-type="string">
            <text:p>Tidsrapport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Kra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</table:table-row>
        <table:table-row table:style-name="ro1">
          <table:table-cell office:value-type="string">
            <text:p>F6.1</text:p>
          </table:table-cell>
          <table:table-cell office:value-type="string">
            <text:p>Lägg till ett bonus monster.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Skapa funktioner för att göra unlockables</text:p>
          </table:table-cell>
          <table:table-cell office:value-type="string">
            <text:p>Klar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Lägg till en ny nivå</text:p>
          </table:table-cell>
          <table:table-cell office:value-type="string">
            <text:p>Kla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Skriv om hur projektiler fungerar, de försvinner när monsterna gör.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Fixa resterande ljud, boss vapen. Etc</text:p>
          </table:table-cell>
          <table:table-cell office:value-type="string">
            <text:p>Ej färdi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Ändra bakgrunderna.</text:p>
          </table:table-cell>
          <table:table-cell office:value-type="string">
            <text:p>Ej färdig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string">
            <text:p>Skapa nytt skepp och vapen för unlockables.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ortera scores efter högsta score.</text:p>
          </table:table-cell>
          <table:table-cell office:value-type="string">
            <text:p>Kl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Presentera 12 scores per lista i highscore listan.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kapa fiender och boss för nivå 2</text:p>
          </table:table-cell>
          <table:table-cell office:value-type="string">
            <text:p>Klar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Fixa bug med fiender, de åker ihop ibland.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nsa och formatera kod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terationsplan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11:.D25])" office:value-type="float" office:value="35.5">
            <text:p>35.5</text:p>
          </table:table-cell>
          <table:table-cell table:formula="of:=SUM([.E11:.E25])" office:value-type="float" office:value="33">
            <text:p>33</text:p>
          </table:table-cell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133.5">
            <text:p>133.5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Mål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Kra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</table:table-row>
        <table:table-row table:style-name="ro1">
          <table:table-cell/>
          <table:table-cell office:value-type="string">
            <text:p>Gör färdigt bossen i nivå 2</text:p>
          </table:table-cell>
          <table:table-cell office:value-type="string">
            <text:p>Påbörjad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Gör 2 nye skepp unlockables</text:p>
          </table:table-cell>
          <table:table-cell office:value-type="string">
            <text:p>Ej påbörjad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Gör 2 nye bullet unlockables</text:p>
          </table:table-cell>
          <table:table-cell office:value-type="string">
            <text:p>Ej påbörjad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Fixa resterande ljud till bossen.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resentera en "Win" skärm ordentligt och se till att hela spelet går att spela igenom smidigt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Gör options menyn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Balansera nivåerna och vågorna</text:p>
          </table:table-cell>
          <table:table-cell office:value-type="string">
            <text:p>Påbörjad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Implementera förbättringar från workshop</text:p>
          </table:table-cell>
          <table:table-cell office:value-type="string">
            <text:p>Påbörjad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2 nya sprites till level 2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/>
          <table:table-cell office:value-type="string">
            <text:p>Fixa bug med fiendernas projektiler, de påverkas inte alltid av svårighetsgrad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Sök runt i koden och rensa</text:p>
          </table:table-cell>
          <table:table-cell office:value-type="string">
            <text:p>Påbörjad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Iterationsplan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32:.D49])" office:value-type="float" office:value="35">
            <text:p>35</text:p>
          </table:table-cell>
          <table:table-cell table:formula="of:=SUM([.E32:.E49])" office:value-type="float" office:value="17.5">
            <text:p>17.5</text:p>
          </table:table-cell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166.5">
            <text:p>166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5/22/2014</text:date>, <text:time>23:1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23M59S</meta:editing-duration>
    <meta:editing-cycles>11</meta:editing-cycles>
    <meta:generator>OpenOffice/4.0.1$Win32 OpenOffice.org_project/401m5$Build-9714</meta:generator>
    <dc:date>2014-05-22T23:17:30.50</dc:date>
    <meta:document-statistic meta:table-count="3" meta:cell-count="137" meta:object-count="0"/>
    <meta:user-defined meta:name="Info 1"/>
    <meta:user-defined meta:name="Info 2"/>
    <meta:user-defined meta:name="Info 3"/>
    <meta:user-defined meta:name="Info 4"/>
  </office:meta>
</office:document-meta>
</file>